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New" svg:font-family="CourierNew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text-properties style:font-name="Arial" fo:font-size="12pt" fo:font-style="normal" style:font-size-asian="10.5pt" style:font-style-asian="normal" style:font-size-complex="12pt" style:font-style-complex="normal"/>
    </style:style>
    <style:style style:name="P6" style:family="paragraph" style:parent-style-name="Standard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7" style:family="paragraph" style:parent-style-name="Standard"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CourierNew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>
        <style:tab-stops>
          <style:tab-stop style:position="2.54cm"/>
        </style:tab-stops>
      </style:paragraph-properties>
      <style:text-properties style:text-position="0% 100%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2.54cm"/>
        </style:tab-stops>
      </style:paragraph-properties>
      <style:text-properties style:text-position="0% 100%"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2.54cm"/>
        </style:tab-stops>
      </style:paragraph-properties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 style:master-page-name="Landscape">
      <style:paragraph-properties style:page-number="auto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 style:master-page-name="Standard">
      <style:paragraph-properties style:page-number="auto"/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Arial" fo:font-style="normal" style:font-style-asian="normal" style:font-style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style:paragraph-properties fo:text-align="start"/>
    </style:style>
    <style:style style:name="P19" style:family="paragraph">
      <style:paragraph-properties fo:text-align="end"/>
    </style:style>
    <style:style style:name="P20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style:font-name="Liberation Serif1"/>
    </style:style>
    <style:style style:name="T2" style:family="text">
      <style:text-properties style:font-name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gr1" style:family="graphic">
      <style:graphic-properties svg:stroke-color="#000000" draw:fill-color="#ffffff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fill="none" draw:fill-color="#729fcf" draw:textarea-horizontal-align="center" draw:textarea-vertical-align="middle" draw:shadow-offset-x="0.305cm" draw:shadow-offset-y="0.305cm" style:run-through="foreground"/>
    </style:style>
    <style:style style:name="gr5" style:family="graphic">
      <style:graphic-properties svg:stroke-color="#000000" draw:textarea-horizontal-align="center" draw:textarea-vertical-align="middle" style:run-through="foreground"/>
    </style:style>
    <style:style style:name="gr6" style:family="graphic">
      <style:graphic-properties svg:stroke-color="#000000" draw:fill-color="#ffffff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PSC 240 <text:s/>Assignment 5</text:p>
      <text:p text:style-name="P3">Sine (x)</text:p>
      <text:p text:style-name="P1"/>
      <text:p text:style-name="P1"/>
      <text:p text:style-name="P2">Introduction</text:p>
      <text:p text:style-name="P1"/>
      <text:p text:style-name="P1">The objective is to use the Taylor series to compute sin(x) with a high degree of precision and with fast speed. <text:s/>That's the published purpose. <text:s/>The real purpose is to learn new things about the CPU in your computer.</text:p>
      <text:p text:style-name="P1"/>
      <text:p text:style-name="P1"/>
      <text:p text:style-name="P2">New lessons to learn</text:p>
      <text:p text:style-name="P1"/>
      <text:p text:style-name="P1">How to read the clock internal to the CPU.</text:p>
      <text:p text:style-name="P1">How to extend an integer in order to divide it by another integer.</text:p>
      <text:p text:style-name="P1">A recurrence equation for terms of the Taylor series for sin(x).</text:p>
      <text:p text:style-name="P1">How to make macros: well, at some simple macros.</text:p>
      <text:p text:style-name="P1"/>
      <text:p text:style-name="P1"/>
      <text:p text:style-name="P2">Old lessons to review</text:p>
      <text:p text:style-name="P1"/>
      <text:p text:style-name="P1">How to call a C++ function that requires 3 arguments.</text:p>
      <text:p text:style-name="P1">The Taylor series for sin(x).</text:p>
      <text:p text:style-name="P1">How to pass data (64-bit values) in both directions via heap space.</text:p>
      <text:p text:style-name="P1"/>
      <text:p text:style-name="P1"/>
      <text:p text:style-name="P1"/>
      <text:p text:style-name="P13">Sample session</text:p>
      <text:p text:style-name="P1"/>
      <text:p text:style-name="P8">Welcome to CPSC 240.</text:p>
      <text:p text:style-name="P8">This machine belongs to General Lafayette and has a Core-i5-4975 processor with a clock speed of 2.2 GHz.</text:p>
      <text:p text:style-name="P8"><draw:rect text:anchor-type="paragraph" draw:z-index="0" draw:style-name="gr1" draw:text-style-name="P16" svg:width="23.681cm" svg:height="4.423cm" svg:x="-0.035cm" svg:y="0.342cm"><text:p/></draw:rect></text:p>
      <text:p text:style-name="P8">This program will compute Sin(x) with high accuracy.</text:p>
      <text:p text:style-name="P8">The CPU time is now 865352 tics.</text:p>
      <text:p text:style-name="P8">Please enter a radian value for x and sin(x) will be computed: <text:s/>2.75</text:p>
      <text:p text:style-name="P8">Enter the number of terms to be included in the computation: 95000</text:p>
      <text:p text:style-name="P8">The value for sin(x) has been computed.</text:p>
      <text:p text:style-name="P8">The clock after the computation was <text:s text:c="2"/>1163450 tics</text:p>
      <text:p text:style-name="P8">The clock before the computation was <text:s/>1138245 tics</text:p>
      <text:p text:style-name="P8">The computation required <text:s text:c="15"/>25205 tics, which equals 11456 nanoseconds = 0.000011456 seconds.</text:p>
      <text:p text:style-name="P8">Sin(x) = 0.381660992548143184</text:p>
      <text:p text:style-name="P8">The last term in the Taylor series was 0.000000000000004137</text:p>
      <text:p text:style-name="P8"/>
      <text:p text:style-name="P8"/>
      <text:p text:style-name="P8">Thank you. <text:s/>The driver received these two numbers: 11456 and 0.000000000000004137</text:p>
      <text:p text:style-name="P8">Enjoy your trigonometry <text:s/>Bye.</text:p>
      <text:p text:style-name="P8">The driver will now return error code 0 to the OS indicating successful completion.</text:p>
      <text:p text:style-name="P8"/>
      <text:p text:style-name="P8"/>
      <text:p text:style-name="P8"/>
      <text:p text:style-name="P8"/>
      <text:p text:style-name="P8"/>
      <text:p text:style-name="P6">There is a rectangle enclosing the output produced by the assembly subprogram. </text:p>
      <text:p text:style-name="P6">Use your own name in place of the fake name shown above.</text:p>
      <text:p text:style-name="P6">Use the specifications for your own processor in place of the sample specs above.</text:p>
      <text:p text:style-name="P7"/>
      <text:p text:style-name="P14">Detailed description</text:p>
      <text:p text:style-name="P5"/>
      <text:p text:style-name="P5">The program structure has three modules.</text:p>
      <text:p text:style-name="P5"><draw:g text:anchor-type="paragraph" draw:z-index="1" draw:style-name="gr2"><draw:g draw:style-name="gr3"><draw:rect draw:style-name="gr4" draw:text-style-name="P17" svg:width="4.128cm" svg:height="1.694cm" svg:x="5.669cm" svg:y="0.453cm"><text:p text:style-name="P16"><text:span text:style-name="T4">Driver</text:span></text:p><text:p text:style-name="P16"><text:span text:style-name="T4"><text:s text:c="29"/></text:span><text:span text:style-name="T4">C</text:span></text:p></draw:rect><draw:rect draw:style-name="gr4" draw:text-style-name="P17" svg:width="4.128cm" svg:height="1.694cm" svg:x="5.669cm" svg:y="3.141cm"><text:p text:style-name="P16"><text:span text:style-name="T4">Main assembly</text:span></text:p><text:p text:style-name="P16"><text:span text:style-name="T4"><text:s text:c="32"/></text:span><text:span text:style-name="T4">X85</text:span></text:p></draw:rect><draw:rect draw:style-name="gr4" draw:text-style-name="P17" svg:width="4.128cm" svg:height="1.694cm" svg:x="5.669cm" svg:y="6.062cm"><text:p text:style-name="P16"><text:span text:style-name="T4">Nextterm</text:span></text:p><text:p text:style-name="P16"><text:span text:style-name="T4"><text:s text:c="31"/></text:span><text:span text:style-name="T4">C</text:span></text:p></draw:rect><draw:line draw:style-name="gr5" draw:text-style-name="P16" svg:x1="7.786cm" svg:y1="2.145cm" svg:x2="7.786cm" svg:y2="3.14cm"><text:p/></draw:line><draw:line draw:style-name="gr5" draw:text-style-name="P16" svg:x1="7.812cm" svg:y1="4.835cm" svg:x2="7.812cm" svg:y2="6.063cm"><text:p/></draw:line></draw:g><draw:rect draw:style-name="gr6" draw:text-style-name="P20" svg:width="3.689cm" svg:height="1.696cm" svg:x="11.836cm" svg:y="3.131cm"><text:p text:style-name="P18"><text:span text:style-name="T5">Include file containing</text:span></text:p><text:p text:style-name="P18"><text:span text:style-name="T5">macros</text:span></text:p><text:p text:style-name="P19"><text:span text:style-name="T5">X86</text:span></text:p></draw:rect><draw:line draw:style-name="gr5" draw:text-style-name="P16" svg:x1="9.797cm" svg:y1="4.027cm" svg:x2="11.836cm" svg:y2="4.027cm"><text:p/></draw:lin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 CPSC 240 we often integrate assembly with C++ simply to emphasize that assembly is usually not an end-product itself, but usually assembly is used as a tool to aid a larger program written in C++ or C. <text:s/>There is an exception to that statement: device drivers are commonly written in 100% assembly.</text:p>
      <text:p text:style-name="P5"/>
      <text:p text:style-name="P5">The Taylor series for sin(x) can be found in most calculus books and probably at Wikipedia. <text:s/>In class we will cover the matter of computing the next term in the series given sufficient information about the previous term. <text:s/>Basically, this discovering the recurrence relationship among terms. <text:s/>The function nextterm implements the recurrence relationship.</text:p>
      <text:p text:style-name="P5"/>
      <text:p text:style-name="P5">After you have computed nanoseconds of runtime then you want to convert that integer number to seconds, and the latter will be of type double. <text:s/>You figure out how to transfer the nanoseconds number to an xmm register in order to divide it by one billion.</text:p>
      <text:p text:style-name="P5"/>
      <text:p text:style-name="P5">Macros are a useful programming tool for organizing your source code. <text:s/>In C++ you organize (or partition) your source code into main function, classes, and functions. <text:s/>Macros are simply one more way to organize your program statements. <text:s/>A significant number of students have asked that macros be included in the assignments, and so finally, we get to that subject this time.</text:p>
      <text:p text:style-name="P5"/>
      <text:p text:style-name="P5">For this assignment make the macros described below and store them in an include file. <text:s/>You'll need to choose a reasonable call name for each macro.</text:p>
      <text:p text:style-name="P5"/>
      <text:p text:style-name="P5">1. <text:s/>A macro that backs up all 15 GPRs.</text:p>
      <text:p text:style-name="P5"/>
      <text:p text:style-name="P5">2. <text:s/>A macro that restores all 15 GPRs.</text:p>
      <text:p text:style-name="P5"/>
      <text:p text:style-name="P5">3. <text:s/>A macro that backs up the state components according to an integer passed to the macro.</text:p>
      <text:p text:style-name="P5"/>
      <text:p text:style-name="P5">4. <text:s/>A macro that restores the state components according to an integer passed to the <text:soft-page-break/>macro.</text:p>
      <text:p text:style-name="P5"/>
      <text:p text:style-name="P5">5. <text:s/>A macro that reads the cpu clock and stores the time in a register provided by the calling program.</text:p>
      <text:p text:style-name="P5"/>
      <text:p text:style-name="P5"/>
      <text:p text:style-name="P1">In previous assignments the main assembly program was organized to first back up all the GPRs and then all the state components before reaching the welcome message. <text:s/>Now all of those will be gone. <text:s/>In their place will be a simple call to macro #1 followed by a call to macro #3 as named previously.</text:p>
      <text:p text:style-name="P1"/>
      <text:p text:style-name="P1">Likewise, at the end of main assembly programs there were many instructions to restore the state components and restore the GPRs. <text:s/>Now all of those statements are gone. <text:s/>They are replaced by a simple call to macro #4 followed by a call to macro #2.</text:p>
      <text:p text:style-name="P1"/>
      <text:p text:style-name="P1">Those macros numbers 1 through 5 should make the source code of your main assembly program cleaner and more elegant. <text:s/>Macros don't create new instructions that were not there before, but they serve to organize your source code.</text:p>
      <text:p text:style-name="P1"/>
      <text:p text:style-name="P1"/>
      <text:p text:style-name="P2">Test data</text:p>
      <text:p text:style-name="P1"/>
      <text:p text:style-name="P1">First go to preferences of the terminal window and change settings to black text on white background if not already set this way. <text:s/>The opposite configuration, white text on black background, wastes too much ink.</text:p>
      <text:p text:style-name="P1"/>
      <text:p text:style-name="P1"/>
      <text:p text:style-name="P1">Assume that all values for X are given in radians. <text:s/>T indicates number of terms.</text:p>
      <text:p text:style-name="P1"/>
      <text:p text:style-name="P1">Run 1</text:p>
      <text:p text:style-name="P1">X = 0.0</text:p>
      <text:p text:style-name="P1">T = 8</text:p>
      <text:p text:style-name="P1">//We know the answer should be sin(0.0) = 0.0</text:p>
      <text:p text:style-name="P1"/>
      <text:p text:style-name="P1"/>
      <text:p text:style-name="P1">Run 2</text:p>
      <text:p text:style-name="P1">X = 1.570796327 <text:s text:c="8"/>//This is <text:span text:style-name="T1">π</text:span>/2</text:p>
      <text:p text:style-name="P1">T = 12</text:p>
      <text:p text:style-name="P1">//We know the answer should be sin(<text:span text:style-name="T1">π</text:span>/2) = 1.0 or 0.999999999999999</text:p>
      <text:p text:style-name="P1"/>
      <text:p text:style-name="P1"/>
      <text:p text:style-name="P1">Run 3</text:p>
      <text:p text:style-name="P1">X = 0.785398163 <text:s text:c="8"/>//This is 45 degrees</text:p>
      <text:p text:style-name="P1">T = 20</text:p>
      <text:p text:style-name="P1">//We know the answer should be the reciprocal of sqrt(2).</text:p>
      <text:p text:style-name="P1"/>
      <text:p text:style-name="P1"/>
      <text:p text:style-name="P1">Run 4</text:p>
      <text:p text:style-name="P1">X = 3.141592654</text:p>
      <text:p text:style-name="P1">T = 50</text:p>
      <text:p text:style-name="P1">//This is too simple: si<text:span text:style-name="T2">n( π ) = 0.0000000000</text:span></text:p>
      <text:p text:style-name="P1"/>
      <text:p text:style-name="P1"><text:soft-page-break/></text:p>
      <text:p text:style-name="P1">Run 5</text:p>
      <text:p text:style-name="P1">X = 6.5</text:p>
      <text:p text:style-name="P1">T = 75</text:p>
      <text:p text:style-name="P1"/>
      <text:p text:style-name="P1"/>
      <text:p text:style-name="P1">Run 6</text:p>
      <text:p text:style-name="P1">X = 5.0</text:p>
      <text:p text:style-name="P1">T = 200</text:p>
      <text:p text:style-name="P1"/>
      <text:p text:style-name="P1"/>
      <text:p text:style-name="P1">Run 7</text:p>
      <text:p text:style-name="P1">X = -3.5</text:p>
      <text:p text:style-name="P1">T = 1024</text:p>
      <text:p text:style-name="P1"/>
      <text:p text:style-name="P1"/>
      <text:p text:style-name="P1">Run 8</text:p>
      <text:p text:style-name="P1">X = - 6.1</text:p>
      <text:p text:style-name="P1">T = 10000</text:p>
      <text:p text:style-name="P1"/>
      <text:p text:style-name="P1"/>
      <text:p text:style-name="P1">Run 9</text:p>
      <text:p text:style-name="P1">X = 2.0</text:p>
      <text:p text:style-name="P1">T = 500 thousand</text:p>
      <text:p text:style-name="P1"/>
      <text:p text:style-name="P1"/>
      <text:p text:style-name="P1">Run 10</text:p>
      <text:p text:style-name="P1">X = 3.2</text:p>
      <text:p text:style-name="P1">T = 10 million</text:p>
      <text:p text:style-name="P1"/>
      <text:p text:style-name="P1"/>
      <text:p text:style-name="P1">Run 11</text:p>
      <text:p text:style-name="P1">X = 1.75</text:p>
      <text:p text:style-name="P1">T = 250 million</text:p>
      <text:p text:style-name="P1"/>
      <text:p text:style-name="P1"/>
      <text:p text:style-name="P1">Run 12</text:p>
      <text:p text:style-name="P1">X = 2.25</text:p>
      <text:p text:style-name="P1">T = 1 billion</text:p>
      <text:p text:style-name="P1"/>
      <text:p text:style-name="P1"/>
      <text:p text:style-name="P1">It is expected that the remaining test runs will produce nans because the value of X is too big.</text:p>
      <text:p text:style-name="P1"/>
      <text:p text:style-name="P1"/>
      <text:p text:style-name="P1">Run 13</text:p>
      <text:p text:style-name="P1">X = 50.0</text:p>
      <text:p text:style-name="P1">T = 900</text:p>
      <text:p text:style-name="P1"/>
      <text:p text:style-name="P1"/>
      <text:p text:style-name="P1">Run 14</text:p>
      <text:p text:style-name="P1">X = 75.5</text:p>
      <text:p text:style-name="P1"><text:soft-page-break/>T = 235</text:p>
      <text:p text:style-name="P1"/>
      <text:p text:style-name="P1"/>
      <text:p text:style-name="P1">Run 15</text:p>
      <text:p text:style-name="P1">X = 100.0</text:p>
      <text:p text:style-name="P1">T = 125</text:p>
      <text:p text:style-name="P1"/>
      <text:p text:style-name="P1">End of test data.</text:p>
      <text:p text:style-name="P1"/>
      <text:p text:style-name="P1"/>
      <text:p text:style-name="P2">Get credit</text:p>
      <text:p text:style-name="P1"/>
      <text:p text:style-name="P1">Make a packet containing the following documents.</text:p>
      <text:p text:style-name="P1"/>
      <text:p text:style-name="P1">1. <text:s/>Cover sheet just like last time – portrait</text:p>
      <text:p text:style-name="P1">2. <text:s/>Driver source code – landscape, 7 points, monospaced</text:p>
      <text:p text:style-name="P1">3. <text:s/>Main assembly source – landscape, 7 points, monospaced</text:p>
      <text:p text:style-name="P1">4. <text:s/>One (or more) files containing macros – landscape, 7 points, monospaced</text:p>
      <text:p text:style-name="P1">5. <text:s/>C function source – landscape, 7 points, monospaced</text:p>
      <text:p text:style-name="P1">6. <text:s/>Printed copy of the session for each test run. <text:s/>There are eleven of these.</text:p>
      <text:p text:style-name="P1">7. <text:s/>A list of names, sizes, dates, and permissions as generated by “ls -l” which includes information on all files related to this assignment.</text:p>
      <text:p text:style-name="P1"/>
      <text:p text:style-name="P1">Fasten the above documents together to make a packet and bring the packet to class on the due date.</text:p>
      <text:p text:style-name="P1"/>
      <text:p text:style-name="P1">Suggestion: <text:s/>If you're printing document #6 using your home printer try to save ink. <text:s/>White text on a black background is a waste of ink. <text:s/>First load your image into a picture editor and invert the colors: specifically, white becomes black, and black becomes white. <text:s text:c="2"/>You'll like your final product more.</text:p>
      <text:p text:style-name="P1"/>
      <text:p text:style-name="P1"/>
      <text:p text:style-name="P1"><text:span text:style-name="T3">Due date</text:span>: <text:s/>April 7, 2015.</text:p>
      <text:p text:style-name="P12">Appendix</text:p>
      <text:p text:style-name="P1"/>
      <text:p text:style-name="P10">Spring 2015 schedule for remainder of semester for midweek class</text:p>
      <text:p text:style-name="P11"/>
      <text:p text:style-name="P11">Week #<text:tab/>Date<text:tab/><text:tab/>Performance due</text:p>
      <text:p text:style-name="P11">6<text:tab/>Feb 24<text:tab/>Assignment 3</text:p>
      <text:p text:style-name="P11">7<text:tab/>Mar 5<text:tab/><text:tab/>Review for Midterm</text:p>
      <text:p text:style-name="P11">8<text:tab/>Mar 10<text:tab/>Midterm</text:p>
      <text:p text:style-name="P11">8<text:tab/>Mar 12<text:tab/>Work on Assignment 4</text:p>
      <text:p text:style-name="P11">9<text:tab/>Mar 17<text:tab/>Midterm returned to students</text:p>
      <text:p text:style-name="P11">9<text:tab/>Mar 19<text:tab/>Submit Assignment 4</text:p>
      <text:p text:style-name="P11">10<text:tab/>Mar 26<text:tab/>Work on Assignment 5</text:p>
      <text:p text:style-name="P11">XX<text:tab/>Mar 31<text:tab/>Programming at home: no class meeting</text:p>
      <text:p text:style-name="P11">XX<text:tab/>Apr 2<text:tab/><text:tab/>Programming at home: no class meeting</text:p>
      <text:p text:style-name="P11">11<text:tab/>Apr 7<text:tab/><text:tab/>Assignment 5 due</text:p>
      <text:p text:style-name="P11">12<text:tab/>Apr 14<text:tab/>Programming in room 104</text:p>
      <text:p text:style-name="P11">13<text:tab/>Apr 21<text:tab/>Assignment 6</text:p>
      <text:p text:style-name="P11">14<text:tab/>Apr 28<text:tab/>Programming in room 104</text:p>
      <text:p text:style-name="P11">15<text:tab/>May 7<text:tab/><text:tab/>Assignment 7, review for Final</text:p>
      <text:p text:style-name="P9">16<text:tab/>May 14<text:tab/>Final exam from 1200m to 200pm</text:p>
      <text:p text:style-name="P9"/>
      <text:p text:style-name="P9"/>
      <text:p text:style-name="P10">Spring 2015 schedule for remainder of semester for weekend class</text:p>
      <text:p text:style-name="P11"/>
      <text:p text:style-name="P11">Week #<text:tab/>Date<text:tab/><text:tab/>Performance due</text:p>
      <text:p text:style-name="P11">6<text:tab/>Feb 21<text:tab/>Assignment 3</text:p>
      <text:p text:style-name="P11">7<text:tab/>Feb 28<text:tab/>Review for Midterm</text:p>
      <text:p text:style-name="P11">8<text:tab/>Mar 7<text:tab/>`<text:tab/>Midterm</text:p>
      <text:p text:style-name="P11">9<text:tab/>Mar 14<text:tab/>Midterm test returned</text:p>
      <text:p text:style-name="P11">10<text:tab/>Mar 21<text:tab/>Assignment 4 due</text:p>
      <text:p text:style-name="P11">11<text:tab/>Mar 28<text:tab/>Work on Assignment 5</text:p>
      <text:p text:style-name="P11">XX<text:tab/>Apr 4<text:tab/><text:tab/>Programming at home: no class meeting</text:p>
      <text:p text:style-name="P11">12<text:tab/>Apr 11<text:tab/>Assignment 5 due</text:p>
      <text:p text:style-name="P11">13<text:tab/>Apr 18<text:tab/>Assignment 6</text:p>
      <text:p text:style-name="P11">14<text:tab/>Apr 25<text:tab/>Assignment 6 due; ongoing review for Final</text:p>
      <text:p text:style-name="P11">15<text:tab/>May 2<text:tab/><text:tab/>Assignment 7 due, more review about Final</text:p>
      <text:p text:style-name="P9">16<text:tab/>May 9<text:tab/><text:tab/>Final exam from 900am to 1100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New" svg:font-family="CourierNew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09:27:41.089748618</meta:creation-date>
    <dc:date>2015-03-25T19:43:10</dc:date>
    <meta:editing-duration>PT1H40M57S</meta:editing-duration>
    <meta:editing-cycles>18</meta:editing-cycles>
    <meta:generator>LibreOffice/3.5$Linux_X86_64 LibreOffice_project/350m1$Build-2</meta:generator>
    <meta:print-date>2015-03-18T14:41:01.306652696</meta:print-date>
    <meta:document-statistic meta:table-count="0" meta:image-count="0" meta:object-count="0" meta:page-count="7" meta:paragraph-count="145" meta:word-count="1390" meta:character-count="7473" meta:non-whitespace-character-count="6143"/>
  </office:meta>
</office:document-meta>
</file>